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720f9"/>
    </style:style>
    <style:style style:name="P3" style:family="paragraph" style:parent-style-name="Table_20_Contents">
      <style:text-properties officeooo:rsid="001720f9" officeooo:paragraph-rsid="001720f9"/>
    </style:style>
    <style:style style:name="P4" style:family="paragraph" style:parent-style-name="Standard">
      <style:text-properties officeooo:rsid="001720f9" officeooo:paragraph-rsid="001720f9"/>
    </style:style>
    <style:style style:name="P5" style:family="paragraph" style:parent-style-name="Standard">
      <style:text-properties officeooo:rsid="0018607a" officeooo:paragraph-rsid="0018607a"/>
    </style:style>
    <style:style style:name="P6" style:family="paragraph">
      <style:text-properties style:font-name="F" fo:font-size="12pt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842e2"/>
    </style:style>
    <style:style style:name="T2" style:family="text">
      <style:text-properties officeooo:rsid="0018607a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11.4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31/08/2020</text:p>
      <text:p text:style-name="P1"/>
      <text:p text:style-name="P1">Ejercicio conceptual 2.<text:span text:style-name="T2">2</text:span></text:p>
      <text:p text:style-name="P1">Enunciado: </text:p>
      <text:p text:style-name="P1"><text:s/>Escribir las sentencias insert para los siguientes dos Jugadores</text:p>
      <text:p text:style-name="P1"/>
      <text:p text:style-name="P1">Juan Rodriguez, 23 años, Defensor, DNI 30.222.444</text:p>
      <text:p text:style-name="P1">José Sanchez, 25 años, Arquero, DNI 29.444.333</text:p>
      <text:p text:style-name="P1"/>
      <text:p text:style-name="P5">Desarrollo:</text:p>
      <text:p text:style-name="P5"/>
      <text:p text:style-name="P5"><draw:frame draw:style-name="fr1" draw:name="Marco1" text:anchor-type="paragraph" svg:x="0.06cm" svg:y="0.473cm" svg:width="14.422cm" draw:z-index="0"><draw:text-box fo:min-height="12.298cm"><text:p text:style-name="Text"><draw:frame text:anchor-type="paragraph" draw:z-index="1" draw:name="Forma1" draw:style-name="gr1" draw:text-style-name="P7" svg:width="14.421cm" svg:height="12.173cm" svg:x="0cm" svg:y="0cm"><draw:text-box><text:p text:style-name="P6">INSERT INTO datos_futbolistas (</text:p><text:p text:style-name="P6"><text:s text:c="4"/>nombre,</text:p><text:p text:style-name="P6"><text:s text:c="4"/>apellido,</text:p><text:p text:style-name="P6"><text:s text:c="4"/>edad,</text:p><text:p text:style-name="P6"><text:s text:c="4"/>posicion,</text:p><text:p text:style-name="P6"><text:s text:c="4"/>dni)</text:p><text:p text:style-name="P6"><text:s text:c="4"/>VALUES(</text:p><text:p text:style-name="P6"><text:s text:c="4"/>"Alberto",</text:p><text:p text:style-name="P6"><text:s text:c="4"/>"Perez",</text:p><text:p text:style-name="P6"><text:s text:c="4"/>21,</text:p><text:p text:style-name="P6"><text:s text:c="4"/>"Delantero",</text:p><text:p text:style-name="P6"><text:s text:c="4"/>31222333),</text:p><text:p text:style-name="P6"><text:s text:c="4"/>(</text:p><text:p text:style-name="P6"><text:s text:c="4"/>"Juan",</text:p><text:p text:style-name="P6"><text:s text:c="4"/>"Rodriguez",</text:p><text:p text:style-name="P6"><text:s text:c="4"/>23,</text:p><text:p text:style-name="P6"><text:s text:c="4"/>"Defensor",</text:p><text:p text:style-name="P6"><text:s text:c="4"/>30222444),</text:p><text:p text:style-name="P6"><text:s text:c="4"/>(</text:p><text:p text:style-name="P6"><text:s text:c="4"/>"José",</text:p><text:p text:style-name="P6"><text:s text:c="4"/>"Sanchez",</text:p><text:p text:style-name="P6"><text:s text:c="4"/>25,</text:p><text:p text:style-name="P6"><text:s text:c="4"/>"Arquero",</text:p><text:p text:style-name="P6"><text:s text:c="4"/>29444333)</text:p><text:p text:style-name="P6"><text:s text:c="4"/>;</text:p></draw:text-box></draw:frame>Texto <text:sequence text:ref-name="refText0" text:name="Text" text:formula="ooow:Text+1" style:num-format="1">1</text:sequence>: Código implementado en ejercicio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8-31T18:12:10.800581919</dc:date>
    <meta:editing-duration>PT19M16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1" meta:word-count="53" meta:character-count="378" meta:non-whitespace-character-count="334"/>
  </office:meta>
</office:document-meta>
</file>